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aa6d" officeooo:paragraph-rsid="0006aa6d"/>
    </style:style>
    <style:style style:name="P2" style:family="paragraph" style:parent-style-name="Standard">
      <style:paragraph-properties fo:text-align="justify" style:justify-single-word="false"/>
      <style:text-properties officeooo:rsid="0006aa6d" officeooo:paragraph-rsid="0006aa6d"/>
    </style:style>
    <style:style style:name="P3" style:family="paragraph" style:parent-style-name="Standard">
      <style:paragraph-properties fo:text-align="justify" style:justify-single-word="false"/>
      <style:text-properties officeooo:rsid="0006aa6d" officeooo:paragraph-rsid="000b1585"/>
    </style:style>
    <style:style style:name="P4" style:family="paragraph" style:parent-style-name="Standard">
      <style:paragraph-properties fo:text-align="justify" style:justify-single-word="false"/>
      <style:text-properties officeooo:rsid="000e4d0e" officeooo:paragraph-rsid="000e4d0e"/>
    </style:style>
    <style:style style:name="P5" style:family="paragraph" style:parent-style-name="Standard">
      <style:paragraph-properties fo:text-align="justify" style:justify-single-word="false"/>
      <style:text-properties officeooo:rsid="000ea357" officeooo:paragraph-rsid="000ea357"/>
    </style:style>
    <style:style style:name="T1" style:family="text">
      <style:text-properties officeooo:rsid="000b1585"/>
    </style:style>
    <style:style style:name="T2" style:family="text">
      <style:text-properties officeooo:rsid="000ea357"/>
    </style:style>
    <style:style style:name="T3" style:family="text">
      <style:text-properties officeooo:rsid="000f3f61"/>
    </style:style>
    <style:style style:name="T4" style:family="text">
      <style:text-properties officeooo:rsid="000fca6f"/>
    </style:style>
    <style:style style:name="T5" style:family="text">
      <style:text-properties officeooo:rsid="0010892d"/>
    </style:style>
    <style:style style:name="T6" style:family="text">
      <style:text-properties officeooo:rsid="0011c728"/>
    </style:style>
    <style:style style:name="T7" style:family="text">
      <style:text-properties officeooo:rsid="0012b75c"/>
    </style:style>
    <style:style style:name="T8" style:family="text">
      <style:text-properties officeooo:rsid="001798a0"/>
    </style:style>
    <style:style style:name="T9" style:family="text">
      <style:text-properties officeooo:rsid="0017ad2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ti-<text:span text:style-name="T7">M</text:span>orosos</text:p>
      <text:p text:style-name="P1"/>
      <text:p text:style-name="P1">Sistema para registrar a los <text:span text:style-name="T8">deudores</text:span>.</text:p>
      <text:p text:style-name="P1"/>
      <text:p text:style-name="P1">Mercado: Personas en la industria del calzado</text:p>
      <text:p text:style-name="P1"/>
      <text:p text:style-name="P4">El sistema <text:span text:style-name="T2">pedirá</text:span> al usuario iniciar sesión para poder registrar una publicación indicando que una persona o empresa tiene una deuda sin saldar con el, convirtiéndolo en un moroso, o deudor.</text:p>
      <text:p text:style-name="P5">Al realizar el registro otras personas tendrán la facilidad de revisar la base de datos antes de hacer negocio con dicho deudor.</text:p>
      <text:p text:style-name="P2"/>
      <text:p text:style-name="P2"><text:span text:style-name="T1">El sistema tendrá </text:span>un periodo de gracia <text:span text:style-name="T1">antes de que se active la publicación.</text:span></text:p>
      <text:p text:style-name="P3"><text:span text:style-name="T1">E</text:span>l <text:span text:style-name="T3">usuario</text:span> <text:span text:style-name="T1">publicará el registro del deudor</text:span> pero <text:span text:style-name="T1">tendrá</text:span> unas horas <text:span text:style-name="T1">o</text:span> unos <text:span text:style-name="T1">días</text:span> antes de que se pueda ver <text:span text:style-name="T1">públicamente</text:span>, entonces <text:span text:style-name="T1">podrá</text:span> <text:span text:style-name="T4">recibir el pago de la deuda</text:span> <text:span text:style-name="T1">para entonces</text:span> eliminar <text:span text:style-name="T5">el registro </text:span>antes de que se publique, pero si <text:span text:style-name="T1">el deudor</text:span> no paga a tiempo entonces se publicar<text:span text:style-name="T9">á</text:span> y <text:span text:style-name="T1">aparecerá la publicación de color rojo, indicando que no se ha saldado la deuda.</text:span> <text:span text:style-name="T6">S</text:span>i <text:span text:style-name="T6">entonces el deudor </text:span>paga <text:span text:style-name="T6">entonces</text:span> cambia<text:span text:style-name="T1">rá</text:span> a verde, <text:span text:style-name="T6">permaneciendo activa la publicación, entonces para eliminar la publicación completamente el deudor podrá realizar un pago al siste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6:09:50.440533619</meta:creation-date>
    <dc:date>2018-09-30T21:39:09.774794322</dc:date>
    <meta:editing-duration>PT4H54M6S</meta:editing-duration>
    <meta:editing-cycles>17</meta:editing-cycles>
    <meta:generator>LibreOffice/6.0.6.2$Linux_X86_64 LibreOffice_project/00m0$Build-2</meta:generator>
    <meta:document-statistic meta:table-count="0" meta:image-count="0" meta:object-count="0" meta:page-count="1" meta:paragraph-count="7" meta:word-count="173" meta:character-count="1040" meta:non-whitespace-character-count="874"/>
  </office:meta>
</office:document-meta>
</file>